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d79a" officeooo:paragraph-rsid="0013d79a"/>
    </style:style>
    <style:style style:name="P2" style:family="paragraph" style:parent-style-name="Standard">
      <style:text-properties officeooo:rsid="0015a336" officeooo:paragraph-rsid="0015a3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678</text:p>
      <text:p text:style-name="P1">QUASH</text:p>
      <text:p text:style-name="P1">Chris Allmon, Jake Suddock</text:p>
      <text:p text:style-name="P1">2/29/16</text:p>
      <text:p text:style-name="P1"/>
      <text:p text:style-name="P1"/>
      <text:p text:style-name="P1">Our project begins by getting the command from the command line and parsing the line by spaces into an array of arguments held by the command struct. This allows much easier manipulation and analysis of the command passed in. Once parsed, the first word will be checked to match the desired function call with the correct function. Each function/functionality implementation is described below.</text:p>
      <text:p text:style-name="P1"/>
      <text:p text:style-name="P1">SET- This was fairly simple. We simply take the first argument (the variable to change) and set it equal to the second argument (the desired value) using setenv().</text:p>
      <text:p text:style-name="P1"/>
      <text:p text:style-name="P1">EXIT- if the first word in the command is either exit or quit, terminate() is called and the process ends.</text:p>
      <text:p text:style-name="P1"/>
      <text:p text:style-name="P1">PWD- simply call getcwd() and print the result</text:p>
      <text:p text:style-name="P1"/>
      <text:p text:style-name="P1">CD- first, we check that a directory path was passed in. If not, the directory is set to home with chdir. If <text:s/>there is a path passed in, chdir is called with this path as an argument.</text:p>
      <text:p text:style-name="P1"/>
      <text:p text:style-name="P1">EXECUTABLE- We were able to implement the basic executable functionality but did not get to the ability to add arguments. First, the program uses access() to check the passed in directory + file exists. If it does not, the program will go through all paths in $PATH and check for it's existance there. Once access() determines that the file exists in one of these locations, execl is called on it and the file is executed. If the file was not found anywhere, an error is printed to the console.</text:p>
      <text:p text:style-name="P1"/>
      <text:p text:style-name="P1">FILE REDIRECTION- To implement file redirection, we surrounded our executable code inside the child poriton of a fork. When this runs, the child function will run, set the child's standard input and output to whereever the user specified and then run the executable as normal. Once this finishes, the fork will exit back to the parent, where standard input and output is returned to normal and the program continues to function from the command line.</text:p>
      <text:p text:style-name="P1"/>
      <text:p text:style-name="P2">Unfinished components-</text:p>
      <text:p text:style-name="P2">PIPE, JOBS, Background/foreground execution, Child process inheritance.</text:p>
      <text:p text:style-name="P2"/>
      <text:p text:style-name="P2">Testing:</text:p>
      <text:p text:style-name="P2">In order to test Quash thuroughly, each function was created one at a time and was tested thuroughly after each completion. For example, cd was tested with no path, a path from the current directory to both a parent directory and a subdirectory, to a complete path, and an invalid path. Each test was retested after already changing directories to make sure that cd works repeatedly from any directory. After each new feature was added, a more basic set of tests was run on previously existing functions to make sure nothing was affected by the new functions. An example would be after creating set, which deals with PATH and HOME, we would go back and retest cd and execute to make sure that a change to the default PATH and HOME would not affect the functionality of cd and exec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0:17:55.101963770</meta:creation-date>
    <dc:date>2016-03-01T10:47:06.925007939</dc:date>
    <meta:editing-duration>PT13M21S</meta:editing-duration>
    <meta:editing-cycles>1</meta:editing-cycles>
    <meta:document-statistic meta:table-count="0" meta:image-count="0" meta:object-count="0" meta:page-count="1" meta:paragraph-count="15" meta:word-count="478" meta:character-count="2767" meta:non-whitespace-character-count="2303"/>
    <meta:generator>LibreOffice/4.4.4.3$Linux_X86_64 LibreOffice_project/40$Build-3</meta:generator>
  </office:meta>
</office:document-meta>
</file>